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end" style:justify-single-word="false"/>
      <style:text-properties officeooo:rsid="000e993c" officeooo:paragraph-rsid="000e993c"/>
    </style:style>
    <style:style style:name="P2" style:family="paragraph" style:parent-style-name="Standard">
      <style:paragraph-properties fo:line-height="115%" fo:text-align="center" style:justify-single-word="false"/>
      <style:text-properties officeooo:rsid="000e993c" officeooo:paragraph-rsid="000e993c"/>
    </style:style>
    <style:style style:name="P3" style:family="paragraph" style:parent-style-name="Standard">
      <style:paragraph-properties fo:line-height="115%" fo:text-align="start" style:justify-single-word="false"/>
      <style:text-properties officeooo:rsid="000e993c" officeooo:paragraph-rsid="000e993c"/>
    </style:style>
    <style:style style:name="T1" style:family="text">
      <style:text-properties officeooo:rsid="00107629"/>
    </style:style>
    <style:style style:name="T2" style:family="text">
      <style:text-properties officeooo:rsid="00111534"/>
    </style:style>
    <style:style style:name="T3" style:family="text">
      <style:text-properties officeooo:rsid="0012daca"/>
    </style:style>
    <style:style style:name="T4" style:family="text">
      <style:text-properties officeooo:rsid="00154ec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stin Ragotzy</text:p>
      <text:p text:style-name="P1">5-16-2018</text:p>
      <text:p text:style-name="P1">Artificial Neural Networks</text:p>
      <text:p text:style-name="P2">Perceptron</text:p>
      <text:p text:style-name="P3"><text:tab/>I was tasked with creating a perceptron to predict if the average home value of an area is either higher or lower than the mean of the larger area. The data set used was the Boston Housing Data. While doing this I learned a quite a few things. One of those things that I am happy about is I got a good refresher on using python. I also learned a little bit about numpy and pandas which I imagine will come in handy for the remainder of the course and any other time I work with vectors and matrices <text:span text:style-name="T1">in python. Lastly I learned about how a basic perceptron works and how it is coded. The abstract explanation of what a perceptron was easier for me to understand than how it actually works in code. I think some of that has to do with my lack of understanding of linear algebra. The part that I had problems understanding was calculating the delta and updating the weights, and how to turn the weighted vector into a single number to decide weather y is a 1 or 0. </text:span></text:p>
      <text:p text:style-name="P3"><text:tab/><text:span text:style-name="T2">When I implemented this I ran into a few problems but at the end I think I came out on top. The first night I worked on it I spent most of the time wrestling with python and pandas. After I figured that out everything went smoothly and the only problems I can remember running into was learning how, when and where to use numpy. At first I was resistant but realized that that was the only way I could do the mathematical operations that I needed. </text:span></text:p>
      <text:p text:style-name="P3"><text:tab/><text:span text:style-name="T3">After I was done with implementing the perceptron I fiddled around with it to see what how accurate it could be and how I could change that. The way that I chose my test data set was by iterating through the whole data set and picking one every 10 iterations and putting it in the test set and I put all the other observations in the teaching data set. I did this by having a while loop with an index variable and when ever that index variable modulus with 10 would equal a certain number I would put it into the test set. By changing the number you look for to put in the observation into the test set the results can very quite a bit from 55% all the way to 86%. Another variable I played with was the number of training steps taken. At first I had it at 5 but then I changed it to 100 and that did not change the result. I then thought 500 training steps might move that accuracy some, which it did it went from 78% to 80%. When I moved the number of training steps to 1000 I found the accuracy went back down to 78%. After I found this I changed the training method I created to store the best set of weights and once it is done replace the objects weight vector with the best possible vector it has seen. After doing this with the same testing and learning data sets I got 80% accuracy with 1000 training steps (win). </text:span></text:p>
      <text:p text:style-name="P3"><text:tab/><text:span text:style-name="T4">The most important part of a perceptron is to have a system that accurately predicts the answer you are looking for. I think that for the most part it is pretty accurate but could be made more accurate by more carefully choosing which data goes into the learning or testing data set. That makes me feel kinda dirty and seems like cheating so I did not try to do th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08:37:20.876443826</meta:creation-date>
    <dc:date>2018-05-16T09:49:32.908454602</dc:date>
    <meta:editing-duration>PT6M50S</meta:editing-duration>
    <meta:editing-cycles>3</meta:editing-cycles>
    <meta:generator>LibreOffice/6.0.3.2$Linux_X86_64 LibreOffice_project/00m0$Build-2</meta:generator>
    <meta:document-statistic meta:table-count="0" meta:image-count="0" meta:object-count="0" meta:page-count="1" meta:paragraph-count="8" meta:word-count="611" meta:character-count="3164" meta:non-whitespace-character-count="2553"/>
  </office:meta>
</office:document-meta>
</file>